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E0000022FAFF94F532F58E813.png" manifest:media-type="image/png"/>
  <manifest:file-entry manifest:full-path="Pictures/100033ED0000633800003E03BE76E0E8E5E29EA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718cm" svg:x="1.001cm" svg:y="7.808cm">
          <draw:image xlink:href="Pictures/100033ED0000633800003E03BE76E0E8E5E29EA5.svg" xlink:type="simple" xlink:show="embed" xlink:actuate="onLoad">
            <text:p/>
          </draw:image>
          <draw:image xlink:href="Pictures/100002010000037E0000022FAFF94F532F58E81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21:09:30.732238240</meta:creation-date>
    <dc:date>2020-05-10T21:10:48.987655755</dc:date>
    <meta:editing-duration>PT1M18S</meta:editing-duration>
    <meta:editing-cycles>1</meta:editing-cycles>
    <meta:document-statistic meta:object-count="1"/>
    <meta:generator>LibreOffice/6.0.7.3$Linux_X86_64 LibreOffice_project/00m0$Build-3</meta:generator>
  </office:meta>
</office:document-meta>
</file>